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Количество на 1 принтер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Примечание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gear_lar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ar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йлон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крышечки для втулок, 4 на X / 8 на Y / 8 на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 набора по 3 детали, итого 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ребует прорезания пазов и зенковки при сборк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17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18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1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23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01:13:43.637750810</meta:creation-date>
    <dc:date>2014-05-12T01:18:35.248882141</dc:date>
    <meta:editing-duration>PT2M1S</meta:editing-duration>
    <meta:editing-cycles>5</meta:editing-cycles>
    <meta:generator>LibreOffice/4.2.4.2$Linux_X86_64 LibreOffice_project/420m0$Build-2</meta:generator>
    <meta:document-statistic meta:table-count="1" meta:cell-count="26" meta:object-count="0"/>
  </office:meta>
</office:document-meta>
</file>